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03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719</text:p>
          </table:table-cell>
          <table:table-cell office:value-type="string">
            <text:p>0.0078</text:p>
          </table:table-cell>
          <table:table-cell office:value-type="string">
            <text:p>0.0724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.0338</text:p>
          </table:table-cell>
          <table:table-cell office:value-type="float" office:value="0">
            <text:p>0</text:p>
          </table:table-cell>
          <table:table-cell office:value-type="string">
            <text:p>0.0125</text:p>
          </table:table-cell>
        </table:table-row>
        <table:table-row table:style-name="ro1">
          <table:table-cell table:number-columns-repeated="2"/>
          <table:table-cell office:value-type="string">
            <text:p>0.0720</text:p>
          </table:table-cell>
          <table:table-cell office:value-type="string">
            <text:p>0.0338</text:p>
          </table:table-cell>
          <table:table-cell office:value-type="float" office:value="1">
            <text:p>1</text:p>
          </table:table-cell>
          <table:table-cell office:value-type="string">
            <text:p>0.0100</text:p>
          </table:table-cell>
          <table:table-cell office:value-type="string">
            <text:p>0.1729</text:p>
          </table:table-cell>
        </table:table-row>
        <table:table-row table:style-name="ro1">
          <table:table-cell table:number-columns-repeated="2"/>
          <table:table-cell office:value-type="string">
            <text:p>0.0078</text:p>
          </table:table-cell>
          <table:table-cell office:value-type="string">
            <text:p>0.0338</text:p>
          </table:table-cell>
          <table:table-cell office:value-type="string">
            <text:p>0.0100</text:p>
          </table:table-cell>
          <table:table-cell office:value-type="float" office:value="1">
            <text:p>1</text:p>
          </table:table-cell>
          <table:table-cell office:value-type="string">
            <text:p>0.0333</text:p>
          </table:table-cell>
        </table:table-row>
        <table:table-row table:style-name="ro1">
          <table:table-cell table:number-columns-repeated="2"/>
          <table:table-cell office:value-type="string">
            <text:p>0.0724</text:p>
          </table:table-cell>
          <table:table-cell office:value-type="string">
            <text:p>0.0125</text:p>
          </table:table-cell>
          <table:table-cell office:value-type="string">
            <text:p>0.1729</text:p>
          </table:table-cell>
          <table:table-cell office:value-type="string">
            <text:p>0.0333</text:p>
          </table:table-cell>
          <table:table-cell office:value-type="float" office:value="1">
            <text:p>1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/09/2015</text:date>, <text:time>13:3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9-07T10:41:25</meta:creation-date>
    <dc:date>2015-09-07T13:33:31</dc:date>
    <dc:creator>Juste Raimbault</dc:creator>
    <meta:editing-duration>PT2H26M46S</meta:editing-duration>
    <meta:editing-cycles>1</meta:editing-cycles>
    <meta:document-statistic meta:table-count="3" meta:cell-count="25" meta:object-count="0"/>
    <meta:generator>OpenOffice/4.1.1$Unix OpenOffice.org_project/411m6$Build-9775</meta:generator>
  </office:meta>
</office:document-meta>
</file>